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IN GREECE (20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IN GREECE (20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ime (20:1-3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treachery (20:3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20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AUL IN GREECE (20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AUL EN ROUTE TO TROAS (2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AUL IN TROAS (20:7-1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AUL IN TROAS (20:7-12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midnight message (20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mishap (20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miracle (20:10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ACTS 20<text:s text:c="1"/></text:span><text:span text:style-name="a493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PAUL IN GREECE (20:1-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PAUL EN ROUTE TO TROAS (20:4-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PAUL IN TROAS (20:7-12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PAUL EN ROUTE TO MILETUS (20:13-1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PAUL IN MILETUS (20:17-3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AUL IN MILETUS (20:17-38):<text:s text:c="1"/>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participants (20:17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erspective (20:18-35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-title-Title-Slide" presentation:presentation-page-layout-name="Master1-PPL1" draw:id="Slide-262">
        <draw:frame draw:id="id95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<text:s text:c="1"/>The perspective (20:18-35):<text:s text:c="1"/></text:span><text:span text:style-name="a532" text:class-names=""/></text:p>
          </draw:text-box>
          <svg:title/>
          <svg:desc/>
        </draw:frame>
        <draw:frame draw:id="id96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He reviews the past (20:18-21, 26-27, 31, 33-35)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He reviews the past (20:18-21, 26-27, 31, 33-35)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Paul reminds them of his uncompromising ministry (20:18-21, 3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Paul reminds them of his faithful ministry (26:26-27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Paul reminds them of his unselfish ministry (20:33-35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Paul reminds them of his unselfish ministry (20:33-35).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at he does (20:33-35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y he does it (20:35b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e reviews the past (20:18-21, 26-27, 31, 33-35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Paul reminds them of his uncompromising ministry (20:18-21, 3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Paul reminds them of his faithful ministry (26:26-2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Paul reminds them of his unselfish ministry (20:33-35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erspective (20:18-35):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He reviews the past (20:18-21, 26-27, 31, 33-3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He overviews the present (20:22-25, 28, 3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He overviews the present (20:22-25, 28, 32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Paul explains (20:22-2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Paul exhorts (20:28, 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Paul exhorts (20:28, 32)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"Feed and shepherd God's flock" (20:2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"I entrust to you God and the word of his grace" (20:3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He overviews the present (20:22-25, 28, 32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Paul explains (20:22-25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Paul exhorts (20:28, 3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perspective (20:18-35):<text:s text:c="1"/></text:span><text:span text:style-name="a653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He reviews the past (20:18-21, 26-27, 31, 33-3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 overviews the present (20:22-25, 28, 3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e previews the future (20:29-30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e previews the future (20:29-30):<text:s text:c="1"/></text:span><text:span text:style-name="a671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iniquity of these men (20:29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identity of these men (20:3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perspective (20:18-35):<text:s text:c="1"/></text:span><text:span text:style-name="a686" text:class-names=""/></text:p>
          </draw:text-box>
          <svg:title/>
          <svg:desc/>
        </draw:frame>
        <draw:frame draw:id="id116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He reviews the past (20:18-21, 26-27, 31, 33-3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e overviews the present (20:22-25, 28, 32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He previews the future (20:29-30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8" draw:style-name="a702" draw:master-page-name="Master1-Layout12-tx-Title-and-Text" presentation:presentation-page-layout-name="Master1-PPL12" draw:id="Slide-273">
        <draw:frame draw:id="id117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PAUL IN MILETUS (20:17-38):<text:s text:c="1"/></text:span><text:span text:style-name="a704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participants (20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perspective (20:18-35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prayer (20:36-38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ACTS 20<text:s text:c="1"/></text:span><text:span text:style-name="a722" text:class-names=""/></text:p>
          </draw:text-box>
          <svg:title/>
          <svg:desc/>
        </draw:frame>
        <draw:frame draw:id="id120" presentation:style-name="a743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PAUL IN GREECE (20:1-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PAUL EN ROUTE TO TROAS (20:4-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PAUL IN TROAS (20:7-12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PAUL EN ROUTE TO MILETUS (20:13-1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PAUL IN MILETUS (20:17-38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0 </dc:title>
    <meta:initial-creator>David STRICKLAND</meta:initial-creator>
    <dc:creator>David STRICKLAND</dc:creator>
    <meta:creation-date>2020-02-22T19:26:01Z</meta:creation-date>
    <dc:date>2020-02-22T19:26:02Z</dc:date>
    <meta:template xlink:href="BibleStudy" xlink:type="simple"/>
    <meta:editing-cycles>1</meta:editing-cycles>
    <meta:editing-duration>PT0S</meta:editing-duration>
    <meta:document-statistic meta:paragraph-count="68" meta:word-count="557"/>
  </office:meta>
</office:document-meta>
</file>